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3" svg:font-family="Calibri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margin-top="0.002cm" fo:margin-bottom="0cm" loext:contextual-spacing="false"/>
    </style:style>
    <style:style style:name="P2" style:family="paragraph" style:parent-style-name="Standard">
      <style:paragraph-properties fo:margin-left="0.205cm" fo:margin-right="0.198cm" fo:margin-top="0cm" fo:margin-bottom="0cm" loext:contextual-spacing="false" fo:line-height="106%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.205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text-properties fo:font-size="9pt" style:font-size-asian="9pt"/>
    </style:style>
    <style:style style:name="P5" style:family="paragraph" style:parent-style-name="Text_20_body">
      <style:text-properties fo:font-weight="bold" style:font-weight-asian="bold"/>
    </style:style>
    <style:style style:name="P6" style:family="paragraph" style:parent-style-name="Text_20_body">
      <style:text-properties fo:font-style="italic" style:font-style-asian="italic"/>
    </style:style>
    <style:style style:name="P7" style:family="paragraph" style:parent-style-name="Text_20_body">
      <style:paragraph-properties fo:margin-top="0cm" fo:margin-bottom="0cm" loext:contextual-spacing="false"/>
      <style:text-properties fo:font-size="11pt" fo:font-weight="bold" style:font-size-asian="11pt" style:font-weight-asian="bold"/>
    </style:style>
    <style:style style:name="P8" style:family="paragraph" style:parent-style-name="Text_20_body">
      <style:paragraph-properties fo:margin-top="0cm" fo:margin-bottom="0cm" loext:contextual-spacing="false"/>
      <style:text-properties fo:font-size="11pt" style:font-size-asian="11pt"/>
    </style:style>
    <style:style style:name="P9" style:family="paragraph" style:parent-style-name="Text_20_body">
      <style:paragraph-properties fo:margin-top="0cm" fo:margin-bottom="0cm" loext:contextual-spacing="false"/>
      <style:text-properties fo:font-size="12pt" fo:font-weight="bold" style:font-size-asian="12pt" style:font-weight-asian="bold"/>
    </style:style>
    <style:style style:name="P10" style:family="paragraph" style:parent-style-name="Text_20_body">
      <style:paragraph-properties fo:margin-top="0.011cm" fo:margin-bottom="0cm" loext:contextual-spacing="false"/>
      <style:text-properties fo:font-size="18pt" fo:font-weight="bold" style:font-size-asian="18pt" style:font-weight-asian="bold"/>
    </style:style>
    <style:style style:name="P11" style:family="paragraph" style:parent-style-name="Text_20_body">
      <style:paragraph-properties fo:margin-left="0.205cm" fo:margin-right="4.136cm" fo:margin-top="0cm" fo:margin-bottom="0cm" loext:contextual-spacing="false" fo:text-indent="0cm" style:auto-text-indent="false"/>
    </style:style>
    <style:style style:name="P12" style:family="paragraph" style:parent-style-name="Text_20_body">
      <style:paragraph-properties fo:margin-top="0.004cm" fo:margin-bottom="0cm" loext:contextual-spacing="false"/>
    </style:style>
    <style:style style:name="P13" style:family="paragraph" style:parent-style-name="Text_20_body">
      <style:paragraph-properties fo:margin-top="0.004cm" fo:margin-bottom="0cm" loext:contextual-spacing="false"/>
      <style:text-properties fo:font-size="9.5pt" fo:font-style="italic" style:font-size-asian="9.5pt" style:font-style-asian="italic"/>
    </style:style>
    <style:style style:name="P14" style:family="paragraph" style:parent-style-name="Text_20_body">
      <style:paragraph-properties fo:margin-top="0.014cm" fo:margin-bottom="0cm" loext:contextual-spacing="false"/>
      <style:text-properties fo:font-size="10.5pt" fo:font-weight="bold" style:font-size-asian="10.5pt" style:font-weight-asian="bold"/>
    </style:style>
    <style:style style:name="P15" style:family="paragraph" style:parent-style-name="Text_20_body">
      <style:paragraph-properties fo:margin-top="0.014cm" fo:margin-bottom="0cm" loext:contextual-spacing="false"/>
      <style:text-properties fo:font-size="17pt" style:font-size-asian="17pt"/>
    </style:style>
    <style:style style:name="P16" style:family="paragraph" style:parent-style-name="Text_20_body">
      <style:paragraph-properties fo:margin-top="0.014cm" fo:margin-bottom="0cm" loext:contextual-spacing="false"/>
      <style:text-properties fo:font-size="9.5pt" fo:font-style="italic" style:font-size-asian="9.5pt" style:font-style-asian="italic"/>
    </style:style>
    <style:style style:name="P17" style:family="paragraph" style:parent-style-name="Text_20_body">
      <style:paragraph-properties fo:margin-top="0.014cm" fo:margin-bottom="0cm" loext:contextual-spacing="false"/>
      <style:text-properties fo:font-size="9.5pt" fo:font-weight="bold" style:font-size-asian="9.5pt" style:font-weight-asian="bold"/>
    </style:style>
    <style:style style:name="P18" style:family="paragraph" style:parent-style-name="Text_20_body">
      <style:paragraph-properties fo:margin-top="0.012cm" fo:margin-bottom="0cm" loext:contextual-spacing="false"/>
      <style:text-properties fo:font-size="17pt" style:font-size-asian="17pt"/>
    </style:style>
    <style:style style:name="P19" style:family="paragraph" style:parent-style-name="Text_20_body">
      <style:paragraph-properties fo:margin-top="0.016cm" fo:margin-bottom="0cm" loext:contextual-spacing="false"/>
      <style:text-properties fo:font-size="9.5pt" fo:font-style="italic" style:font-size-asian="9.5pt" style:font-style-asian="italic"/>
    </style:style>
    <style:style style:name="P20" style:family="paragraph" style:parent-style-name="Text_20_body">
      <style:paragraph-properties fo:margin-top="0.016cm" fo:margin-bottom="0cm" loext:contextual-spacing="false"/>
      <style:text-properties fo:font-size="9.5pt" style:font-size-asian="9.5pt"/>
    </style:style>
    <style:style style:name="P21" style:family="paragraph" style:parent-style-name="Text_20_body">
      <style:paragraph-properties fo:margin-top="0.016cm" fo:margin-bottom="0cm" loext:contextual-spacing="false"/>
      <style:text-properties fo:font-size="9.5pt" fo:font-weight="bold" style:font-size-asian="9.5pt" style:font-weight-asian="bold"/>
    </style:style>
    <style:style style:name="P22" style:family="paragraph" style:parent-style-name="Text_20_body">
      <style:paragraph-properties fo:margin-top="0.007cm" fo:margin-bottom="0cm" loext:contextual-spacing="false"/>
      <style:text-properties fo:font-size="9.5pt" fo:font-weight="bold" style:font-size-asian="9.5pt" style:font-weight-asian="bold"/>
    </style:style>
    <style:style style:name="P23" style:family="paragraph" style:parent-style-name="Text_20_body">
      <style:paragraph-properties fo:margin-top="0.016cm" fo:margin-bottom="0cm" loext:contextual-spacing="false"/>
      <style:text-properties fo:font-size="9.5pt" fo:font-weight="bold" style:font-size-asian="9.5pt" style:font-weight-asian="bold"/>
    </style:style>
    <style:style style:name="P24" style:family="paragraph" style:parent-style-name="Heading_20_1" style:list-style-name="WWNum2">
      <style:paragraph-properties fo:margin-left="1.475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25" style:family="paragraph" style:parent-style-name="Heading_20_1" style:list-style-name="WWNum2">
      <style:paragraph-properties fo:margin-left="1.475cm" fo:margin-right="0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26" style:family="paragraph" style:parent-style-name="Heading_20_1" style:list-style-name="WWNum2">
      <style:paragraph-properties fo:margin-left="2.745cm" fo:margin-right="0cm" fo:margin-top="0.314cm" fo:margin-bottom="0cm" loext:contextual-spacing="false" fo:line-height="100%" fo:text-align="start" style:justify-single-word="false" fo:text-indent="-0.635cm" style:auto-text-indent="false">
        <style:tab-stops>
          <style:tab-stop style:position="2.745cm"/>
        </style:tab-stops>
      </style:paragraph-properties>
    </style:style>
    <style:style style:name="P27" style:family="paragraph" style:parent-style-name="Heading_20_3" style:list-style-name="WWNum3">
      <style:paragraph-properties fo:margin-left="0.497cm" fo:margin-right="0cm" fo:margin-top="0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28" style:family="paragraph" style:parent-style-name="Heading_20_3" style:list-style-name="WWNum4">
      <style:paragraph-properties fo:margin-left="0.497cm" fo:margin-right="0cm" fo:margin-top="0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29" style:family="paragraph" style:parent-style-name="Heading_20_3" style:list-style-name="WWNum4">
      <style:paragraph-properties fo:margin-left="0.497cm" fo:margin-right="0cm" fo:margin-top="0.002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30" style:family="paragraph" style:parent-style-name="Heading_20_3" style:list-style-name="WWNum4" style:master-page-name="Converted2">
      <style:paragraph-properties fo:margin-left="0.497cm" fo:margin-right="0cm" fo:margin-top="0.136cm" fo:margin-bottom="0cm" loext:contextual-spacing="false" fo:line-height="100%" fo:text-align="start" style:justify-single-word="false" fo:text-indent="-0.295cm" style:auto-text-indent="false" style:page-number="auto">
        <style:tab-stops>
          <style:tab-stop style:position="0.499cm"/>
        </style:tab-stops>
      </style:paragraph-properties>
    </style:style>
    <style:style style:name="P31" style:family="paragraph" style:parent-style-name="Heading_20_3" style:list-style-name="WWNum4">
      <style:paragraph-properties fo:margin-left="0.497cm" fo:margin-right="0cm" fo:margin-top="0.332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32" style:family="paragraph" style:parent-style-name="List_20_Paragraph" style:list-style-name="WWNum1">
      <style:paragraph-properties fo:margin-left="1.475cm" fo:margin-right="1.554cm" fo:margin-top="0.007cm" fo:margin-bottom="0cm" loext:contextual-spacing="false" fo:line-height="98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3" style:family="paragraph" style:parent-style-name="List_20_Paragraph" style:list-style-name="WWNum1">
      <style:paragraph-properties fo:margin-left="1.475cm" fo:margin-right="0cm" fo:margin-top="0.005cm" fo:margin-bottom="0cm" loext:contextual-spacing="false" fo:line-height="100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4" style:family="paragraph" style:parent-style-name="List_20_Paragraph" style:list-style-name="WWNum3">
      <style:paragraph-properties fo:margin-left="1.475cm" fo:margin-right="0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5" style:family="paragraph" style:parent-style-name="List_20_Paragraph" style:list-style-name="WWNum4">
      <style:paragraph-properties fo:margin-left="1.475cm" fo:margin-right="0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6" style:family="paragraph" style:parent-style-name="List_20_Paragraph" style:list-style-name="WWNum4">
      <style:paragraph-properties fo:margin-left="1.475cm" fo:margin-right="0cm" fo:margin-top="0.002cm" fo:margin-bottom="0cm" loext:contextual-spacing="false" fo:line-height="0.427cm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7" style:family="paragraph" style:parent-style-name="List_20_Paragraph" style:list-style-name="WWNum3">
      <style:paragraph-properties fo:margin-left="1.475cm" fo:margin-right="0cm" fo:margin-top="0cm" fo:margin-bottom="0cm" loext:contextual-spacing="false" fo:line-height="0.427cm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8" style:family="paragraph" style:parent-style-name="List_20_Paragraph" style:list-style-name="WWNum4">
      <style:paragraph-properties fo:margin-left="1.475cm" fo:margin-right="0cm" fo:margin-top="0cm" fo:margin-bottom="0cm" loext:contextual-spacing="false" fo:line-height="0.427cm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9" style:family="paragraph" style:parent-style-name="List_20_Paragraph" style:list-style-name="WWNum4">
      <style:paragraph-properties fo:margin-left="1.475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0" style:family="paragraph" style:parent-style-name="List_20_Paragraph" style:list-style-name="WWNum4">
      <style:paragraph-properties fo:margin-left="1.475cm" fo:margin-right="0cm" fo:margin-top="0cm" fo:margin-bottom="0cm" loext:contextual-spacing="false" fo:line-height="0.42cm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1" style:family="paragraph" style:parent-style-name="List_20_Paragraph" style:list-style-name="WWNum4">
      <style:paragraph-properties fo:margin-left="1.475cm" fo:margin-right="0cm" fo:margin-top="0cm" fo:margin-bottom="0cm" loext:contextual-spacing="false" fo:line-height="0.423cm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2" style:family="paragraph" style:parent-style-name="List_20_Paragraph" style:list-style-name="WWNum4">
      <style:paragraph-properties fo:margin-left="1.475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text-underline-style="solid" style:text-underline-width="auto" style:text-underline-color="font-color" fo:font-weight="normal" officeooo:rsid="001fc7df" officeooo:paragraph-rsid="001fc7df" style:font-weight-asian="normal" style:font-weight-complex="normal"/>
    </style:style>
    <style:style style:name="P43" style:family="paragraph" style:parent-style-name="List_20_Paragraph" style:list-style-name="WWNum2">
      <style:paragraph-properties fo:margin-left="2.745cm" fo:margin-right="0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2.745cm"/>
        </style:tab-stops>
      </style:paragraph-properties>
    </style:style>
    <style:style style:name="P44" style:family="paragraph" style:parent-style-name="List_20_Paragraph" style:list-style-name="WWNum4">
      <style:paragraph-properties fo:margin-left="2.745cm" fo:margin-right="0cm" fo:margin-top="0cm" fo:margin-bottom="0cm" loext:contextual-spacing="false" fo:line-height="0.429cm" fo:text-align="start" style:justify-single-word="false" fo:text-indent="-0.635cm" style:auto-text-indent="false">
        <style:tab-stops>
          <style:tab-stop style:position="2.743cm"/>
          <style:tab-stop style:position="2.745cm"/>
        </style:tab-stops>
      </style:paragraph-properties>
    </style:style>
    <style:style style:name="P45" style:family="paragraph" style:parent-style-name="List_20_Paragraph" style:list-style-name="WWNum4">
      <style:paragraph-properties fo:margin-left="2.745cm" fo:margin-right="0cm" fo:margin-top="0cm" fo:margin-bottom="0cm" loext:contextual-spacing="false" fo:line-height="0.432cm" fo:text-align="start" style:justify-single-word="false" fo:text-indent="-0.635cm" style:auto-text-indent="false">
        <style:tab-stops>
          <style:tab-stop style:position="2.743cm"/>
          <style:tab-stop style:position="2.745cm"/>
        </style:tab-stops>
      </style:paragraph-properties>
    </style:style>
    <style:style style:name="P46" style:family="paragraph" style:parent-style-name="List_20_Paragraph" style:list-style-name="WWNum4">
      <style:paragraph-properties fo:margin-left="2.745cm" fo:margin-right="0cm" fo:margin-top="0cm" fo:margin-bottom="0cm" loext:contextual-spacing="false" fo:line-height="0.437cm" fo:text-align="start" style:justify-single-word="false" fo:text-indent="-0.635cm" style:auto-text-indent="false">
        <style:tab-stops>
          <style:tab-stop style:position="2.743cm"/>
          <style:tab-stop style:position="2.745cm"/>
        </style:tab-stops>
      </style:paragraph-properties>
    </style:style>
    <style:style style:name="P47" style:family="paragraph" style:parent-style-name="List_20_Paragraph" style:list-style-name="WWNum4">
      <style:paragraph-properties fo:margin-left="2.745cm" fo:margin-right="0cm" fo:margin-top="0cm" fo:margin-bottom="0cm" loext:contextual-spacing="false" fo:line-height="0.432cm" fo:text-align="start" style:justify-single-word="false" fo:text-indent="-0.635cm" style:auto-text-indent="false">
        <style:tab-stops>
          <style:tab-stop style:position="2.743cm"/>
          <style:tab-stop style:position="2.745cm"/>
        </style:tab-stops>
      </style:paragraph-properties>
      <style:text-properties fo:font-size="10pt" fo:font-style="italic" style:font-size-asian="10pt" style:font-style-asian="italic"/>
    </style:style>
    <style:style style:name="P48" style:family="paragraph" style:parent-style-name="List_20_Paragraph" style:list-style-name="WWNum4">
      <style:paragraph-properties fo:margin-left="2.745cm" fo:margin-right="0cm" fo:margin-top="0cm" fo:margin-bottom="0cm" loext:contextual-spacing="false" fo:line-height="0.437cm" fo:text-align="start" style:justify-single-word="false" fo:text-indent="-0.635cm" style:auto-text-indent="false">
        <style:tab-stops>
          <style:tab-stop style:position="2.743cm"/>
          <style:tab-stop style:position="2.745cm"/>
        </style:tab-stops>
      </style:paragraph-properties>
      <style:text-properties fo:font-size="10pt" fo:font-style="italic" style:font-size-asian="10pt" style:font-style-asian="italic"/>
    </style:style>
    <style:style style:name="P49" style:family="paragraph" style:parent-style-name="List_20_Paragraph" style:list-style-name="WWNum4">
      <style:paragraph-properties fo:margin-left="2.745cm" fo:margin-right="0cm" fo:margin-top="0cm" fo:margin-bottom="0cm" loext:contextual-spacing="false" fo:line-height="0.427cm" fo:text-align="start" style:justify-single-word="false" fo:text-indent="-0.635cm" style:auto-text-indent="false">
        <style:tab-stops>
          <style:tab-stop style:position="2.743cm"/>
          <style:tab-stop style:position="2.745cm"/>
        </style:tab-stops>
      </style:paragraph-properties>
    </style:style>
    <style:style style:name="P50" style:family="paragraph" style:parent-style-name="List_20_Paragraph" style:list-style-name="WWNum4" style:master-page-name="Converted1">
      <style:paragraph-properties fo:margin-left="2.745cm" fo:margin-right="0cm" fo:margin-top="0.136cm" fo:margin-bottom="0cm" loext:contextual-spacing="false" fo:line-height="0.437cm" fo:text-align="start" style:justify-single-word="false" fo:text-indent="-0.635cm" style:auto-text-indent="false" style:page-number="auto">
        <style:tab-stops>
          <style:tab-stop style:position="2.743cm"/>
          <style:tab-stop style:position="2.745cm"/>
        </style:tab-stops>
      </style:paragraph-properties>
    </style:style>
    <style:style style:name="P51" style:family="paragraph" style:parent-style-name="List_20_Paragraph" style:list-style-name="WWNum3">
      <style:paragraph-properties fo:margin-left="0.497cm" fo:margin-right="0cm" fo:margin-top="0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52" style:family="paragraph" style:parent-style-name="List_20_Paragraph" style:list-style-name="WWNum3">
      <style:paragraph-properties fo:margin-left="0.497cm" fo:margin-right="0cm" fo:margin-top="0.323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53" style:family="paragraph" style:parent-style-name="List_20_Paragraph" style:list-style-name="WWNum3">
      <style:paragraph-properties fo:margin-left="0.497cm" fo:margin-right="0cm" fo:margin-top="0.321cm" fo:margin-bottom="0cm" loext:contextual-spacing="false" fo:line-height="100%" fo:text-align="start" style:justify-single-word="false" fo:text-indent="-0.295cm" style:auto-text-indent="false">
        <style:tab-stops>
          <style:tab-stop style:position="0.499cm"/>
        </style:tab-stops>
      </style:paragraph-properties>
    </style:style>
    <style:style style:name="P54" style:family="paragraph" style:parent-style-name="List_20_Paragraph" style:list-style-name="WWNum4">
      <style:paragraph-properties fo:margin-left="1.475cm" fo:margin-right="12.086cm" fo:margin-top="0cm" fo:margin-bottom="0cm" loext:contextual-spacing="false" fo:line-height="0.423cm" fo:text-align="end" style:justify-single-word="false" fo:text-indent="-1.475cm" style:auto-text-indent="false">
        <style:tab-stops>
          <style:tab-stop style:position="0.633cm"/>
          <style:tab-stop style:position="1.475cm"/>
        </style:tab-stops>
      </style:paragraph-properties>
    </style:style>
    <style:style style:name="P55" style:family="paragraph" style:parent-style-name="List_20_Paragraph" style:list-style-name="WWNum4">
      <style:paragraph-properties fo:margin-left="2.745cm" fo:margin-right="12.1cm" fo:margin-top="0cm" fo:margin-bottom="0cm" loext:contextual-spacing="false" fo:line-height="0.434cm" fo:text-align="end" style:justify-single-word="false" fo:text-indent="-2.745cm" style:auto-text-indent="false">
        <style:tab-stops>
          <style:tab-stop style:position="0.633cm"/>
          <style:tab-stop style:position="0.635cm"/>
        </style:tab-stops>
      </style:paragraph-properties>
      <style:text-properties fo:font-size="10pt" fo:letter-spacing="-0.002cm" fo:font-style="italic" style:font-size-asian="10pt" style:font-style-asian="italic"/>
    </style:style>
    <style:style style:name="P56" style:family="paragraph" style:parent-style-name="Standard" style:master-page-name="Standard">
      <style:paragraph-properties fo:margin-left="0.205cm" fo:margin-right="2.245cm" fo:margin-top="0.145cm" fo:margin-bottom="0cm" loext:contextual-spacing="false" fo:line-height="98%" fo:text-align="start" style:justify-single-word="false" fo:text-indent="0cm" style:auto-text-indent="false" style:page-number="auto"/>
      <style:text-properties fo:font-size="18pt" fo:font-weight="bold" style:font-size-asian="18pt" style:font-weight-asian="bold"/>
    </style:style>
    <style:style style:name="P57" style:family="paragraph" style:parent-style-name="Standard">
      <style:paragraph-properties fo:margin-left="0.205cm" fo:margin-right="0cm" fo:margin-top="0.289cm" fo:margin-bottom="0cm" loext:contextual-spacing="false" fo:text-align="start" style:justify-single-word="false" fo:text-indent="0cm" style:auto-text-indent="false"/>
      <style:text-properties fo:font-size="11pt" style:font-size-asian="11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etter-spacing="-0.048cm" style:font-size-asian="10pt"/>
    </style:style>
    <style:style style:name="T3" style:family="text">
      <style:text-properties fo:font-size="10pt" fo:letter-spacing="-0.011cm" style:font-size-asian="10pt"/>
    </style:style>
    <style:style style:name="T4" style:family="text">
      <style:text-properties fo:font-size="10pt" fo:letter-spacing="-0.011cm" fo:font-style="italic" style:font-size-asian="10pt" style:font-style-asian="italic"/>
    </style:style>
    <style:style style:name="T5" style:family="text">
      <style:text-properties fo:font-size="10pt" fo:letter-spacing="-0.018cm" style:font-size-asian="10pt"/>
    </style:style>
    <style:style style:name="T6" style:family="text">
      <style:text-properties fo:font-size="10pt" fo:letter-spacing="-0.018cm" fo:font-style="italic" style:font-size-asian="10pt" style:font-style-asian="italic"/>
    </style:style>
    <style:style style:name="T7" style:family="text">
      <style:text-properties fo:font-size="10pt" fo:font-weight="bold" style:font-size-asian="10pt" style:font-weight-asian="bold"/>
    </style:style>
    <style:style style:name="T8" style:family="text">
      <style:text-properties fo:font-size="10pt" fo:letter-spacing="-0.007cm" style:font-size-asian="10pt"/>
    </style:style>
    <style:style style:name="T9" style:family="text">
      <style:text-properties fo:font-size="10pt" fo:letter-spacing="-0.007cm" fo:font-style="italic" style:font-size-asian="10pt" style:font-style-asian="italic"/>
    </style:style>
    <style:style style:name="T10" style:family="text">
      <style:text-properties fo:font-size="10pt" fo:letter-spacing="-0.055cm" style:font-size-asian="10pt"/>
    </style:style>
    <style:style style:name="T11" style:family="text">
      <style:text-properties fo:font-size="10pt" fo:font-style="italic" style:font-size-asian="10pt" style:font-style-asian="italic"/>
    </style:style>
    <style:style style:name="T12" style:family="text">
      <style:text-properties fo:font-size="10pt" fo:font-style="italic" officeooo:rsid="001ec9f5" style:font-size-asian="10pt" style:font-style-asian="italic"/>
    </style:style>
    <style:style style:name="T13" style:family="text">
      <style:text-properties fo:font-size="10pt" fo:letter-spacing="-0.009cm" fo:font-style="italic" style:font-size-asian="10pt" style:font-style-asian="italic"/>
    </style:style>
    <style:style style:name="T14" style:family="text">
      <style:text-properties fo:font-size="10pt" fo:letter-spacing="-0.009cm" style:font-size-asian="10pt"/>
    </style:style>
    <style:style style:name="T15" style:family="text">
      <style:text-properties fo:font-size="10pt" fo:letter-spacing="-0.037cm" style:font-size-asian="10pt"/>
    </style:style>
    <style:style style:name="T16" style:family="text">
      <style:text-properties fo:font-size="10pt" fo:letter-spacing="-0.005cm" fo:font-style="italic" style:font-size-asian="10pt" style:font-style-asian="italic"/>
    </style:style>
    <style:style style:name="T17" style:family="text">
      <style:text-properties fo:font-size="10pt" fo:letter-spacing="-0.005cm" style:font-size-asian="10pt"/>
    </style:style>
    <style:style style:name="T18" style:family="text">
      <style:text-properties fo:font-size="10pt" fo:letter-spacing="-0.014cm" fo:font-style="italic" style:font-size-asian="10pt" style:font-style-asian="italic"/>
    </style:style>
    <style:style style:name="T19" style:family="text">
      <style:text-properties fo:font-size="10pt" fo:letter-spacing="-0.014cm" style:font-size-asian="10pt"/>
    </style:style>
    <style:style style:name="T20" style:family="text">
      <style:text-properties fo:font-size="10pt" fo:letter-spacing="-0.004cm" fo:font-style="italic" style:font-size-asian="10pt" style:font-style-asian="italic"/>
    </style:style>
    <style:style style:name="T21" style:family="text">
      <style:text-properties fo:font-size="10pt" fo:letter-spacing="-0.012cm" fo:font-style="italic" style:font-size-asian="10pt" style:font-style-asian="italic"/>
    </style:style>
    <style:style style:name="T22" style:family="text">
      <style:text-properties fo:font-size="10pt" fo:letter-spacing="-0.012cm" style:font-size-asian="10pt"/>
    </style:style>
    <style:style style:name="T23" style:family="text">
      <style:text-properties fo:font-size="10pt" fo:letter-spacing="-0.016cm" style:font-size-asian="10pt"/>
    </style:style>
    <style:style style:name="T24" style:family="text">
      <style:text-properties fo:font-size="10pt" fo:letter-spacing="-0.026cm" style:font-size-asian="10pt"/>
    </style:style>
    <style:style style:name="T25" style:family="text">
      <style:text-properties fo:font-size="10pt" fo:letter-spacing="0.002cm" fo:font-style="italic" style:font-size-asian="10pt" style:font-style-asian="italic"/>
    </style:style>
    <style:style style:name="T26" style:family="text">
      <style:text-properties fo:font-size="10pt" fo:letter-spacing="-0.051cm" style:font-size-asian="10pt"/>
    </style:style>
    <style:style style:name="T27" style:family="text">
      <style:text-properties fo:color="#0563c1" style:text-underline-style="solid" style:text-underline-width="auto" style:text-underline-color="#0563c1"/>
    </style:style>
    <style:style style:name="T28" style:family="text">
      <style:text-properties fo:color="#0563c1" fo:font-size="10pt" style:text-underline-style="solid" style:text-underline-width="auto" style:text-underline-color="#0563c1" style:font-size-asian="10pt"/>
    </style:style>
    <style:style style:name="T29" style:family="text">
      <style:text-properties fo:letter-spacing="-0.007cm"/>
    </style:style>
    <style:style style:name="T30" style:family="text">
      <style:text-properties fo:font-size="11pt" fo:font-weight="bold" style:font-size-asian="11pt" style:font-weight-asian="bold"/>
    </style:style>
    <style:style style:name="T31" style:family="text">
      <style:text-properties fo:font-size="11pt" fo:letter-spacing="-0.004cm" fo:font-weight="bold" style:font-size-asian="11pt" style:font-weight-asian="bold"/>
    </style:style>
    <style:style style:name="T32" style:family="text">
      <style:text-properties fo:font-size="11pt" style:font-size-asian="11pt"/>
    </style:style>
    <style:style style:name="T33" style:family="text">
      <style:text-properties fo:font-size="11pt" fo:letter-spacing="-0.011cm" style:font-size-asian="11pt"/>
    </style:style>
    <style:style style:name="T34" style:family="text">
      <style:text-properties fo:font-size="11pt" fo:letter-spacing="-0.035cm" style:font-size-asian="11pt"/>
    </style:style>
    <style:style style:name="T35" style:family="text">
      <style:text-properties fo:font-size="11pt" fo:letter-spacing="-0.028cm" style:font-size-asian="11pt"/>
    </style:style>
    <style:style style:name="T36" style:family="text">
      <style:text-properties fo:font-size="11pt" fo:letter-spacing="-0.018cm" style:font-size-asian="11pt"/>
    </style:style>
    <style:style style:name="T37" style:family="text">
      <style:text-properties fo:letter-spacing="-0.004cm"/>
    </style:style>
    <style:style style:name="T38" style:family="text">
      <style:text-properties fo:letter-spacing="-0.009cm"/>
    </style:style>
    <style:style style:name="T39" style:family="text">
      <style:text-properties fo:font-size="9pt" fo:font-weight="normal" style:font-size-asian="9pt" style:font-weight-asian="normal"/>
    </style:style>
    <style:style style:name="T40" style:family="text">
      <style:text-properties fo:font-size="9pt" style:text-underline-style="solid" style:text-underline-width="auto" style:text-underline-color="font-color" style:font-size-asian="9pt"/>
    </style:style>
    <style:style style:name="T41" style:family="text">
      <style:text-properties fo:font-size="9pt" style:font-size-asian="9pt"/>
    </style:style>
    <style:style style:name="T42" style:family="text">
      <style:text-properties fo:font-size="9pt" fo:font-weight="bold" style:font-size-asian="9pt" style:font-weight-asian="bold"/>
    </style:style>
    <style:style style:name="T43" style:family="text">
      <style:text-properties fo:font-size="9pt" fo:letter-spacing="-0.005cm" fo:font-weight="bold" style:font-size-asian="9pt" style:font-weight-asian="bold"/>
    </style:style>
    <style:style style:name="T44" style:family="text">
      <style:text-properties fo:font-size="9pt" fo:letter-spacing="-0.016cm" fo:font-weight="bold" style:font-size-asian="9pt" style:font-weight-asian="bold"/>
    </style:style>
    <style:style style:name="T45" style:family="text">
      <style:text-properties fo:font-size="9pt" fo:letter-spacing="-0.016cm" style:text-underline-style="solid" style:text-underline-width="auto" style:text-underline-color="font-color" style:font-size-asian="9pt"/>
    </style:style>
    <style:style style:name="T46" style:family="text">
      <style:text-properties fo:font-size="9pt" style:text-underline-style="none" style:font-size-asian="9pt"/>
    </style:style>
    <style:style style:name="T47" style:family="text">
      <style:text-properties fo:font-size="9pt" style:text-underline-style="none" fo:background-color="#ffff00" loext:char-shading-value="0" style:font-size-asian="9pt"/>
    </style:style>
    <style:style style:name="T48" style:family="text">
      <style:text-properties fo:font-size="9pt" style:text-underline-style="none" fo:background-color="#ffff00" loext:char-shading-value="0" style:font-size-asian="9pt"/>
    </style:style>
    <style:style style:name="T49" style:family="text">
      <style:text-properties fo:font-size="9pt" style:text-underline-style="none" fo:background-color="transparent" loext:char-shading-value="0" style:font-size-asian="9pt"/>
    </style:style>
    <style:style style:name="T50" style:family="text">
      <style:text-properties fo:letter-spacing="-0.002cm"/>
    </style:style>
    <style:style style:name="T51" style:family="text">
      <style:text-properties fo:letter-spacing="-0.011cm"/>
    </style:style>
    <style:style style:name="T52" style:family="text">
      <style:text-properties fo:letter-spacing="-0.012cm"/>
    </style:style>
    <style:style style:name="T53" style:family="text">
      <style:text-properties fo:color="#22863a" style:font-name="Droid Sans Mono" fo:font-size="9pt" style:text-underline-style="none" fo:background-color="#ffffff" loext:char-shading-value="0" style:font-size-asian="9pt"/>
    </style:style>
    <style:style style:name="T54" style:family="text">
      <style:text-properties fo:color="#22863a" style:font-name="Calibri2" fo:font-size="9pt" style:text-underline-style="none" fo:background-color="#ffffff" loext:char-shading-value="0" style:font-size-asian="9pt"/>
    </style:style>
    <style:style style:name="T55" style:family="text">
      <style:text-properties fo:color="#22863a" style:font-name="Calibri2" fo:font-size="9pt" style:text-underline-style="none" fo:background-color="#ffff00" loext:char-shading-value="0" style:font-size-asian="9pt"/>
    </style:style>
    <style:style style:name="T56" style:family="text">
      <style:text-properties fo:color="#22863a" style:font-name="Calibri2" fo:font-size="9pt" style:text-underline-style="none" fo:background-color="#ffff00" loext:char-shading-value="0" style:font-size-asian="9pt"/>
    </style:style>
    <style:style style:name="T57" style:family="text">
      <style:text-properties fo:color="#c9211e" style:font-name="Calibri2" fo:font-size="9pt" style:text-underline-style="none" fo:background-color="#ffff00" loext:char-shading-value="0" style:font-size-asian="9pt"/>
    </style:style>
    <style:style style:name="T58" style:family="text">
      <style:text-properties style:use-window-font-color="true" style:font-name="Calibri2" fo:font-size="9pt" style:text-underline-style="none" fo:background-color="#ffff00" loext:char-shading-value="0" style:font-size-asian="9pt"/>
    </style:style>
    <style:style style:name="T59" style:family="text">
      <style:text-properties style:use-window-font-color="true" style:font-name="Calibri2" fo:font-size="9pt" style:text-underline-style="none" fo:background-color="transparent" loext:char-shading-value="0" style:font-size-asian="9pt"/>
    </style:style>
    <style:style style:name="T60" style:family="text">
      <style:text-properties style:use-window-font-color="true" style:font-name="Calibri2" fo:font-size="10pt" style:text-underline-style="none" fo:background-color="transparent" loext:char-shading-value="0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6">Format d’import des mesures dans eMJPM pour les mandataires et les préposés d’établissement</text:p>
        <text:p text:style-name="P10"/>
        <text:p text:style-name="P3">Ce document est à destination :</text:p>
        <text:list xml:id="list3760666788" text:style-name="WWNum1">
          <text:list-item>
            <text:p text:style-name="P32"><text:span text:style-name="T1">des éditeurs de logiciels qui souhaitent proposer à leurs utilisateurs un export des</text:span><text:span text:style-name="T2"> </text:span><text:span text:style-name="T1">données compatibles avec le format d’import</text:span><text:span text:style-name="T3"> </text:span><text:span text:style-name="T1">d’eMJPM.</text:span></text:p>
          </text:list-item>
          <text:list-item>
            <text:p text:style-name="P33"><text:span text:style-name="T1">des utilisateurs d’eMJPM qui souhaitent importer leurs</text:span><text:span text:style-name="T5"> </text:span><text:span text:style-name="T1">mesures</text:span></text:p>
          </text:list-item>
        </text:list>
        <text:p text:style-name="Text_20_body"/>
        <text:p text:style-name="P11">Si vous avez la moindre difficulté vous pouvez nous contacter à l’adresse suivante <text:a xlink:type="simple" xlink:href="mailto:support.emjpm@fabrique.social.gouv.fr" text:style-name="Standard" text:visited-style-name="Standard"><text:span text:style-name="T27">support.emjpm@fabrique.social.gouv.fr</text:span></text:a></text:p>
        <text:p text:style-name="P12"/>
        <text:list xml:id="list730926736" text:style-name="WWNum2">
          <text:list-item>
            <text:h text:style-name="P24" text:outline-level="2">Format de fichier<text:span text:style-name="T29"> </text:span>accepté</text:h>
          </text:list-item>
        </text:list>
        <text:p text:style-name="P7"/>
        <text:h text:style-name="P1" text:outline-level="3">Vous avez la possibilité d’utiliser deux formats pour le fichier d’import.</text:h>
        <text:p text:style-name="P8"/>
        <text:list xml:id="list175412057924014" text:continue-numbering="true" text:style-name="WWNum2">
          <text:list-item>
            <text:list>
              <text:list-item>
                <text:p text:style-name="P43"><text:span text:style-name="T30">Format</text:span><text:span text:style-name="T31"> </text:span><text:span text:style-name="T30">CSV</text:span></text:p>
              </text:list-item>
            </text:list>
          </text:list-item>
        </text:list>
        <text:p text:style-name="P14"/>
        <text:list xml:id="list2321257214" text:style-name="WWNum3">
          <text:list-item>
            <text:p text:style-name="P51"><text:span text:style-name="T7">format du fichier </text:span><text:span text:style-name="T1">: </text:span><text:span text:style-name="T32">fichier</text:span><text:span text:style-name="T33"> </text:span><text:span text:style-name="T30">csv</text:span></text:p>
          </text:list-item>
          <text:list-item>
            <text:p text:style-name="P52"><text:span text:style-name="T7">extensions acceptées: </text:span><text:span text:style-name="T32">.txt, .csv</text:span></text:p>
          </text:list-item>
          <text:list-item>
            <text:p text:style-name="P53"><text:span text:style-name="T7">caractère de séparation </text:span><text:span text:style-name="T1">: une </text:span><text:span text:style-name="T32">tabulation ‘\t’ ou un point virgule ‘</text:span><text:span text:style-name="T34"> </text:span><text:span text:style-name="T32">;’</text:span></text:p>
          </text:list-item>
          <text:list-item>
            <text:p text:style-name="P52"><text:span text:style-name="T7">codage de caractère</text:span><text:span text:style-name="T1">:</text:span><text:span text:style-name="T8"> </text:span><text:span text:style-name="T32">UTF-8</text:span></text:p>
          </text:list-item>
        </text:list>
        <text:list xml:id="list175413110889653" text:continue-list="list175412057924014" text:style-name="WWNum2">
          <text:list-item>
            <text:list>
              <text:list-item>
                <text:h text:style-name="P26" text:outline-level="2">Format<text:span text:style-name="T37"> </text:span>Excel</text:h>
              </text:list-item>
            </text:list>
          </text:list-item>
        </text:list>
        <text:p text:style-name="P7"/>
        <text:list xml:id="list175413347943640" text:continue-list="list2321257214" text:style-name="WWNum3">
          <text:list-item>
            <text:p text:style-name="P51"><text:span text:style-name="T7">format du fichier </text:span><text:span text:style-name="T1">: </text:span><text:span text:style-name="T32">fichier</text:span><text:span text:style-name="T35"> </text:span><text:span text:style-name="T30">excel</text:span></text:p>
          </text:list-item>
          <text:list-item>
            <text:p text:style-name="P52"><text:span text:style-name="T7">extensions acceptées: </text:span><text:span text:style-name="T32">.xls,</text:span><text:span text:style-name="T36"> </text:span><text:span text:style-name="T32">.xlsx</text:span></text:p>
          </text:list-item>
        </text:list>
        <text:p text:style-name="P18"/>
        <text:list xml:id="list175411590499265" text:continue-list="list175413110889653" text:style-name="WWNum2">
          <text:list-item>
            <text:h text:style-name="P25" text:outline-level="2">Règles et formats des<text:span text:style-name="T38"> </text:span>colonnes</text:h>
          </text:list-item>
        </text:list>
        <text:p text:style-name="P7"/>
        <text:p text:style-name="P3">Le fichier doit respecter le nom et l’ordre des colonnes décrit dans le paragraphe suivant</text:p>
        <text:p text:style-name="P15"/>
        <text:list xml:id="list175413215364503" text:continue-list="list175413347943640" text:style-name="WWNum3">
          <text:list-item>
            <text:h text:style-name="P27" text:outline-level="4">date_ouverture<text:span text:style-name="T39">:</text:span></text:h>
          </text:list-item>
        </text:list>
        <text:p text:style-name="P4"/>
        <text:list xml:id="list175413142135402" text:continue-numbering="true" text:style-name="WWNum3">
          <text:list-item>
            <text:list>
              <text:list-item>
                <text:p text:style-name="P34"><text:span text:style-name="T40">Définition</text:span><text:span text:style-name="T41">: </text:span><text:span text:style-name="T1">date de décision de l’attribution de la mesure ou date à laquelle la mesure a été</text:span><text:span text:style-name="T10"> </text:span><text:span text:style-name="T1">attribuée.</text:span></text:p>
              </text:list-item>
              <text:list-item>
                <text:p text:style-name="P37"><text:span text:style-name="T42">Donnée</text:span><text:span text:style-name="T43"> </text:span><text:span text:style-name="T42">obligatoire</text:span></text:p>
              </text:list-item>
              <text:list-item>
                <text:p text:style-name="P37"><text:span text:style-name="T40">Format:</text:span><text:span text:style-name="T41"> </text:span><text:span text:style-name="T1">date sous la forme JJ/MM/AAAA (</text:span><text:span text:style-name="T11">Exemple :</text:span><text:span text:style-name="T13"> </text:span><text:span text:style-name="T11">28/11/2010)</text:span></text:p>
              </text:list-item>
            </text:list>
          </text:list-item>
        </text:list>
        <text:p text:style-name="P19"/>
        <text:list xml:id="list772506662" text:style-name="WWNum4">
          <text:list-item>
            <text:h text:style-name="P28" text:outline-level="4">type<text:span text:style-name="T50"> </text:span>:</text:h>
          </text:list-item>
        </text:list>
        <text:p text:style-name="P5"/>
        <text:list xml:id="list175413328548854" text:continue-numbering="true" text:style-name="WWNum4">
          <text:list-item>
            <text:list>
              <text:list-item>
                <text:p text:style-name="P39"><text:span text:style-name="T40">Définition</text:span><text:span text:style-name="T41">: </text:span><text:span text:style-name="T1">type de mesure. Doit être au format texte et parmi une des propositions</text:span><text:span text:style-name="T15"> </text:span><text:span text:style-name="T1">suivantes</text:span></text:p>
              </text:list-item>
              <text:list-item>
                <text:p text:style-name="P36"><text:span text:style-name="T42">Donnée</text:span><text:span text:style-name="T44"> </text:span><text:span text:style-name="T42">obligatoire</text:span></text:p>
              </text:list-item>
              <text:list-item>
                <text:p text:style-name="P40"><text:span text:style-name="T40">Valeurs acceptées</text:span><text:span text:style-name="T45"> </text:span><text:span text:style-name="T40">:</text:span></text:p>
                <text:list>
                  <text:list-item>
                    <text:p text:style-name="P44"><text:span text:style-name="T11">curatelle, curatelle</text:span><text:span text:style-name="T16"> </text:span><text:span text:style-name="T11">renforcée</text:span></text:p>
                  </text:list-item>
                  <text:list-item>
                    <text:p text:style-name="P45"><text:span text:style-name="T11">curatelle renforcée à la</text:span><text:span text:style-name="T13"> </text:span><text:span text:style-name="T11">personne</text:span></text:p>
                  </text:list-item>
                  <text:list-item>
                    <text:p text:style-name="P45"><text:span text:style-name="T11">curatelle renforcée aux</text:span><text:span text:style-name="T9"> </text:span><text:span text:style-name="T11">biens</text:span></text:p>
                  </text:list-item>
                  <text:list-item>
                    <text:p text:style-name="P45"><text:span text:style-name="T11">curatelle renforcée aux biens et à la</text:span><text:span text:style-name="T18"> </text:span><text:span text:style-name="T11">personne</text:span></text:p>
                  </text:list-item>
                  <text:list-item>
                    <text:p text:style-name="P45"><text:span text:style-name="T11">curatelle</text:span><text:span text:style-name="T20"> </text:span><text:span text:style-name="T11">simple</text:span></text:p>
                  </text:list-item>
                  <text:list-item>
                    <text:p text:style-name="P45"><text:span text:style-name="T11">curatelle simple à la</text:span><text:span text:style-name="T13"> </text:span><text:span text:style-name="T11">personne</text:span></text:p>
                  </text:list-item>
                  <text:list-item>
                    <text:p text:style-name="P46"><text:span text:style-name="T11">curatelle simple aux</text:span><text:span text:style-name="T9"> </text:span><text:span text:style-name="T11">biens</text:span></text:p>
                  </text:list-item>
                </text:list>
              </text:list-item>
            </text:list>
          </text:list-item>
        </text:list>
      </text:section>
      <text:list xml:id="list175411498437522" text:continue-numbering="true" text:style-name="WWNum4">
        <text:list-item>
          <text:list>
            <text:list-item>
              <text:list>
                <text:list-item>
                  <text:p text:style-name="P50"><text:span text:style-name="T11">curatelle simple aux biens et à la</text:span><text:span text:style-name="T6"> </text:span><text:span text:style-name="T11">personne</text:span></text:p>
                </text:list-item>
                <text:list-item>
                  <text:p text:style-name="P47">maj</text:p>
                </text:list-item>
                <text:list-item>
                  <text:p text:style-name="P45"><text:span text:style-name="T11">mandat de protection</text:span><text:span text:style-name="T9"> </text:span><text:span text:style-name="T11">future</text:span></text:p>
                </text:list-item>
                <text:list-item>
                  <text:p text:style-name="P45"><text:span text:style-name="T11">mesure ad</text:span><text:span text:style-name="T16"> </text:span><text:span text:style-name="T11">hoc</text:span></text:p>
                </text:list-item>
                <text:list-item>
                  <text:p text:style-name="P49"><text:span text:style-name="T11">sauvegarde de</text:span><text:span text:style-name="T16"> </text:span><text:span text:style-name="T11">justice</text:span></text:p>
                </text:list-item>
                <text:list-item>
                  <text:p text:style-name="P49"><text:span text:style-name="T11">sauvegarde de justice avec mandat</text:span><text:span text:style-name="T4"> </text:span><text:span text:style-name="T11">spécial</text:span></text:p>
                </text:list-item>
                <text:list-item>
                  <text:p text:style-name="P45"><text:span text:style-name="T11">subrogé</text:span><text:span text:style-name="T20"> </text:span><text:span text:style-name="T11">curateur</text:span></text:p>
                </text:list-item>
                <text:list-item>
                  <text:p text:style-name="P45"><text:span text:style-name="T11">subrogé</text:span><text:span text:style-name="T20"> </text:span><text:span text:style-name="T11">tuteur</text:span></text:p>
                </text:list-item>
                <text:list-item>
                  <text:p text:style-name="P47">tutelle</text:p>
                </text:list-item>
                <text:list-item>
                  <text:p text:style-name="P45"><text:span text:style-name="T11">tutelle à la</text:span><text:span text:style-name="T9"> </text:span><text:span text:style-name="T11">personne</text:span></text:p>
                </text:list-item>
                <text:list-item>
                  <text:p text:style-name="P45"><text:span text:style-name="T11">tutelle aux</text:span><text:span text:style-name="T16"> </text:span><text:span text:style-name="T11">bien</text:span><text:span text:style-name="T12">s</text:span></text:p>
                </text:list-item>
                <text:list-item>
                  <text:p text:style-name="P46"><text:span text:style-name="T11">tutelle aux biens et à la</text:span><text:span text:style-name="T21"> </text:span><text:span text:style-name="T11">personne</text:span></text:p>
                </text:list-item>
              </text:list>
            </text:list-item>
          </text:list>
        </text:list-item>
      </text:list>
      <text:p text:style-name="P13"/>
      <text:list xml:id="list175412773244201" text:continue-numbering="true" text:style-name="WWNum4">
        <text:list-item>
          <text:h text:style-name="P29" text:outline-level="4">code_postal<text:span text:style-name="T51"> </text:span><text:span text:style-name="T41">:</text:span></text:h>
        </text:list-item>
      </text:list>
      <text:p text:style-name="P5"/>
      <text:list xml:id="list175413012147869" text:continue-numbering="true" text:style-name="WWNum4">
        <text:list-item>
          <text:list>
            <text:list-item>
              <text:p text:style-name="P39"><text:span text:style-name="T40">Définition</text:span><text:span text:style-name="T41">: </text:span><text:span text:style-name="T1">code postal du lieu de vie du</text:span><text:span text:style-name="T23"> </text:span><text:span text:style-name="T1">majeur.</text:span></text:p>
            </text:list-item>
            <text:list-item>
              <text:p text:style-name="P36"><text:span text:style-name="T42">Donnée</text:span><text:span text:style-name="T43"> </text:span><text:span text:style-name="T42">obligatoire</text:span></text:p>
            </text:list-item>
            <text:list-item>
              <text:p text:style-name="P38"><text:span text:style-name="T40">Format:</text:span><text:span text:style-name="T41"> </text:span><text:span text:style-name="T1">doit être au format nombre </text:span><text:span text:style-name="T11">(Exemple :</text:span><text:span text:style-name="T13"> </text:span><text:span text:style-name="T11">75001)</text:span></text:p>
            </text:list-item>
          </text:list>
        </text:list-item>
      </text:list>
      <text:p text:style-name="P16"/>
      <text:list xml:id="list175413296442091" text:continue-numbering="true" text:style-name="WWNum4">
        <text:list-item>
          <text:h text:style-name="P28" text:outline-level="4">ville<text:span text:style-name="T51"> </text:span><text:span text:style-name="T41">:</text:span></text:h>
        </text:list-item>
      </text:list>
      <text:p text:style-name="P5"/>
      <text:list xml:id="list175412568069104" text:continue-numbering="true" text:style-name="WWNum4">
        <text:list-item>
          <text:list>
            <text:list-item>
              <text:p text:style-name="P35"><text:span text:style-name="T40">Définition</text:span><text:span text:style-name="T41">: </text:span><text:span text:style-name="T1">ville du lieu de vie du majeur à inscrire en toute</text:span><text:span text:style-name="T24"> </text:span><text:span text:style-name="T1">lettre.</text:span></text:p>
            </text:list-item>
            <text:list-item>
              <text:p text:style-name="P38"><text:span text:style-name="T42">Donnée</text:span><text:span text:style-name="T43"> </text:span><text:span text:style-name="T42">obligatoire</text:span></text:p>
            </text:list-item>
            <text:list-item>
              <text:p text:style-name="P38"><text:span text:style-name="T40">Format:</text:span><text:span text:style-name="T41"> </text:span><text:span text:style-name="T1">(</text:span><text:span text:style-name="T11">Exemple</text:span><text:span text:style-name="T25"> </text:span><text:span text:style-name="T11">Paris)</text:span></text:p>
            </text:list-item>
          </text:list>
        </text:list-item>
      </text:list>
      <text:p text:style-name="P19"/>
      <text:list xml:id="list175413265279791" text:continue-numbering="true" text:style-name="WWNum4">
        <text:list-item>
          <text:h text:style-name="P28" text:outline-level="4">civilite<text:span text:style-name="T51"> </text:span><text:span text:style-name="T41">:</text:span></text:h>
        </text:list-item>
      </text:list>
      <text:p text:style-name="P5"/>
      <text:list xml:id="list175413330314351" text:continue-numbering="true" text:style-name="WWNum4">
        <text:list-item>
          <text:list>
            <text:list-item>
              <text:p text:style-name="P39"><text:span text:style-name="T40">Définition</text:span><text:span text:style-name="T41">: </text:span><text:span text:style-name="T1">genre du</text:span><text:span text:style-name="T14"> </text:span><text:span text:style-name="T1">majeur</text:span></text:p>
            </text:list-item>
            <text:list-item>
              <text:p text:style-name="P36"><text:span text:style-name="T42">Donnée</text:span><text:span text:style-name="T43"> </text:span><text:span text:style-name="T42">obligatoire</text:span></text:p>
            </text:list-item>
            <text:list-item>
              <text:p text:style-name="P38"><text:span text:style-name="T40">Format:</text:span><text:span text:style-name="T41"> </text:span><text:span text:style-name="T1">F ou H (Femme /</text:span><text:span text:style-name="T17"> </text:span><text:span text:style-name="T1">Homme)</text:span></text:p>
            </text:list-item>
          </text:list>
        </text:list-item>
      </text:list>
      <text:p text:style-name="P20"/>
      <text:list xml:id="list175413125375315" text:continue-numbering="true" text:style-name="WWNum4">
        <text:list-item>
          <text:h text:style-name="P28" text:outline-level="4">annee<text:span text:style-name="T51"> </text:span><text:span text:style-name="T41">:</text:span></text:h>
        </text:list-item>
      </text:list>
      <text:p text:style-name="P5"/>
      <text:list xml:id="list175413131236184" text:continue-numbering="true" text:style-name="WWNum4">
        <text:list-item>
          <text:list>
            <text:list-item>
              <text:p text:style-name="P39"><text:span text:style-name="T40">Définition</text:span><text:span text:style-name="T41">: </text:span><text:span text:style-name="T1">année de naissance du</text:span><text:span text:style-name="T22"> </text:span><text:span text:style-name="T1">majeur</text:span></text:p>
            </text:list-item>
            <text:list-item>
              <text:p text:style-name="P36"><text:span text:style-name="T42">Donnée</text:span><text:span text:style-name="T43"> </text:span><text:span text:style-name="T42">obligatoire</text:span></text:p>
            </text:list-item>
            <text:list-item>
              <text:p text:style-name="P38"><text:span text:style-name="T40">Format:</text:span><text:span text:style-name="T41"> </text:span><text:span text:style-name="T1">doit être au format sous format AAAA </text:span><text:span text:style-name="T11">(Exemple :</text:span><text:span text:style-name="T21"> </text:span><text:span text:style-name="T11">1982)</text:span></text:p>
            </text:list-item>
          </text:list>
        </text:list-item>
      </text:list>
      <text:p text:style-name="P6"/>
      <text:list xml:id="list175411710758539" text:continue-numbering="true" text:style-name="WWNum4">
        <text:list-item>
          <text:h text:style-name="P28" text:outline-level="4">numero_rg<text:span text:style-name="T51"> </text:span><text:span text:style-name="T41">:</text:span></text:h>
        </text:list-item>
      </text:list>
      <text:p text:style-name="P21"/>
      <text:list xml:id="list175412544533831" text:continue-numbering="true" text:style-name="WWNum4">
        <text:list-item>
          <text:list>
            <text:list-item>
              <text:p text:style-name="P39"><text:span text:style-name="T40">Définition</text:span><text:span text:style-name="T41">: </text:span><text:span text:style-name="T1">numéro RG de la</text:span><text:span text:style-name="T22"> </text:span><text:span text:style-name="T1">mesure</text:span></text:p>
            </text:list-item>
            <text:list-item>
              <text:p text:style-name="P39"><text:span text:style-name="T42">Donnée</text:span><text:span text:style-name="T43"> </text:span><text:span text:style-name="T42">obligatoire</text:span></text:p>
            </text:list-item>
            <text:list-item>
              <text:p text:style-name="P42"><text:span text:style-name="T41">Format:</text:span><text:span text:style-name="T49"> </text:span><text:span text:style-name="T60">Un numéro RG valide se compose de 8 caractères alphanumériques majuscules (normalement 2 chiffres, suivi d'une lettre, puis de 5 chiffres). Nous vous recommandons de préfixer votre numéro RG d'un 0 si vous disposez de moins de 8 caractères.</text:span></text:p>
            </text:list-item>
          </text:list>
        </text:list-item>
      </text:list>
      <text:p text:style-name="P21"/>
      <text:list xml:id="list175412869183128" text:continue-numbering="true" text:style-name="WWNum4">
        <text:list-item>
          <text:h text:style-name="P28" text:outline-level="4">numero_dossier<text:span text:style-name="T52"> </text:span><text:span text:style-name="T41">:</text:span></text:h>
        </text:list-item>
      </text:list>
      <text:p text:style-name="P21"/>
      <text:list xml:id="list175411816946182" text:continue-numbering="true" text:style-name="WWNum4">
        <text:list-item>
          <text:list>
            <text:list-item>
              <text:p text:style-name="P39"><text:span text:style-name="T40">Définition</text:span><text:span text:style-name="T41">: </text:span><text:span text:style-name="T1">numéro de dossier attribué à une mesure. Ce numéro est interne au fonctionnement</text:span><text:span text:style-name="T26"> </text:span><text:span text:style-name="T1">du</text:span></text:p>
            </text:list-item>
            <text:list-item>
              <text:p text:style-name="P35"><text:span text:style-name="T42">Donnée</text:span><text:span text:style-name="T43"> </text:span><text:span text:style-name="T42">facultative</text:span></text:p>
            </text:list-item>
          </text:list>
        </text:list-item>
      </text:list>
      <text:p text:style-name="P17"/>
      <text:list xml:id="list175412285574894" text:continue-numbering="true" text:style-name="WWNum4">
        <text:list-item>
          <text:h text:style-name="P28" text:outline-level="4">residence<text:span text:style-name="T51"> </text:span><text:span text:style-name="T41">:</text:span></text:h>
        </text:list-item>
      </text:list>
      <text:p text:style-name="P5"/>
      <text:list xml:id="list175412809753421" text:continue-numbering="true" text:style-name="WWNum4">
        <text:list-item>
          <text:list>
            <text:list-item>
              <text:p text:style-name="P36"><text:span text:style-name="T40">Définition</text:span><text:span text:style-name="T41">: </text:span><text:span text:style-name="T1">lieu de résidence du majeur</text:span><text:span text:style-name="T22"> </text:span><text:span text:style-name="T1">protégé</text:span></text:p>
            </text:list-item>
            <text:list-item>
              <text:p text:style-name="P41"><text:span text:style-name="T42">Donnée</text:span><text:span text:style-name="T43"> </text:span><text:span text:style-name="T42">obligatoire</text:span></text:p>
            </text:list-item>
            <text:list-item>
              <text:p text:style-name="P54"><text:span text:style-name="T40">Valeurs acceptées</text:span><text:span text:style-name="T45"> </text:span><text:span text:style-name="T40">:</text:span></text:p>
              <text:list>
                <text:list-item>
                  <text:p text:style-name="P55">domicile</text:p>
                </text:list-item>
                <text:list-item>
                  <text:p text:style-name="P45"><text:span text:style-name="T11">en</text:span><text:span text:style-name="T20"> </text:span><text:span text:style-name="T11">établissement</text:span></text:p>
                </text:list-item>
                <text:list-item>
                  <text:p text:style-name="P45"><text:span text:style-name="T11">en établissement avec conservation du</text:span><text:span text:style-name="T4"> </text:span><text:span text:style-name="T11">domicile</text:span></text:p>
                </text:list-item>
                <text:list-item>
                  <text:p text:style-name="P48">sdf</text:p>
                </text:list-item>
              </text:list>
            </text:list-item>
          </text:list>
        </text:list-item>
        <text:list-item>
          <text:h text:style-name="P30" text:outline-level="4">tribunal_siret<text:span text:style-name="T41">:</text:span></text:h>
        </text:list-item>
      </text:list>
      <text:p text:style-name="P5"/>
      <text:list xml:id="list175411715967163" text:continue-numbering="true" text:style-name="WWNum4">
        <text:list-item>
          <text:list>
            <text:list-item>
              <text:p text:style-name="P35"><text:span text:style-name="T40">Définition</text:span><text:span text:style-name="T41">: </text:span><text:span text:style-name="T1">SIRET du tribunal d’attribution de la</text:span><text:span text:style-name="T19"> </text:span><text:span text:style-name="T1">mesure</text:span></text:p>
            </text:list-item>
            <text:list-item>
              <text:p text:style-name="P39"><text:span text:style-name="T42">Donnée</text:span><text:span text:style-name="T43"> </text:span><text:span text:style-name="T42">obligatoire</text:span></text:p>
            </text:list-item>
          </text:list>
        </text:list-item>
      </text:list>
      <text:p text:style-name="P22"/>
      <text:list xml:id="list175412070781570" text:continue-numbering="true" text:style-name="WWNum4">
        <text:list-item>
          <text:h text:style-name="P28" text:outline-level="4">tribunal_cabinet<text:span text:style-name="T41">:</text:span></text:h>
        </text:list-item>
      </text:list>
      <text:p text:style-name="P5"/>
      <text:list xml:id="list175412178727313" text:continue-numbering="true" text:style-name="WWNum4">
        <text:list-item>
          <text:list>
            <text:list-item>
              <text:p text:style-name="P39"><text:span text:style-name="T40">Définition</text:span><text:span text:style-name="T41">: </text:span><text:span text:style-name="T1">cabinet du</text:span><text:span text:style-name="T8"> </text:span><text:span text:style-name="T1">tribunal</text:span></text:p>
            </text:list-item>
            <text:list-item>
              <text:p text:style-name="P35"><text:span text:style-name="T42">Donnée</text:span><text:span text:style-name="T43"> </text:span><text:span text:style-name="T42">facultative</text:span></text:p>
            </text:list-item>
          </text:list>
        </text:list-item>
      </text:list>
      <text:p text:style-name="P9"/>
      <text:list xml:id="list175411966154397" text:continue-numbering="true" text:style-name="WWNum4">
        <text:list-item>
          <text:h text:style-name="P31" text:outline-level="4">antenne<text:span text:style-name="T41">:</text:span></text:h>
        </text:list-item>
      </text:list>
      <text:p text:style-name="P5"/>
      <text:list xml:id="list175411504206777" text:continue-numbering="true" text:style-name="WWNum4">
        <text:list-item>
          <text:list>
            <text:list-item>
              <text:p text:style-name="P39"><text:span text:style-name="T40">Définition</text:span><text:span text:style-name="T41">: </text:span><text:span text:style-name="T1">Nom de l’antenne dans le cas d’un service avec des</text:span><text:span text:style-name="T24"> </text:span><text:span text:style-name="T1">antennes</text:span></text:p>
            </text:list-item>
            <text:list-item>
              <text:p text:style-name="P35"><text:span text:style-name="T42">Donnée</text:span><text:span text:style-name="T43"> </text:span><text:span text:style-name="T42">facultative</text:span></text:p>
            </text:list-item>
          </text:list>
        </text:list-item>
      </text:list>
      <text:p text:style-name="P21"/>
      <text:p text:style-name="P2"><text:span text:style-name="T32">Notre équipe reste à votre disposition si vous souhaitez échanger ou si avez besoins d’informations complémentaires via notre boîte mail de support </text:span><text:a xlink:type="simple" xlink:href="mailto:support.emjpm@fabrique.social.gouv.fr" text:style-name="Standard" text:visited-style-name="Standard"><text:span text:style-name="T28">support.emjpm@fabrique.social.gouv.fr</text:span></text:a></text:p>
      <text:p text:style-name="P57">L’équipe eMJP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3" svg:font-family="Calibri"/>
    <style:font-face style:name="Courier New" svg:font-family="'Courier New'"/>
    <style:font-face style:name="Droid Sans Mono" svg:font-family="'Droid Sans Mono', monospace, monospace, 'Droid Sans Fallback'"/>
    <style:font-face style:name="Lohit Devanagari1" svg:font-family="'Lohit Devanagari'"/>
    <style:font-face style:name="Calibri2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02cm" fo:margin-bottom="0cm" loext:contextual-spacing="false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75cm" fo:margin-right="0cm" fo:text-indent="-0.635cm" style:auto-text-indent="false"/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5cm" fo:margin-right="0cm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497cm" fo:margin-right="0cm" fo:text-indent="-0.295cm" style:auto-text-indent="false"/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75cm" fo:margin-right="0cm" fo:text-indent="-0.635cm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ListLabel_20_1" style:display-name="ListLabel 1" style:family="text">
      <style:text-properties fo:font-size="10pt" fo:font-weight="bold" style:font-name-asian="Calibri1" style:font-family-asian="Calibri" style:font-family-generic-asian="system" style:font-pitch-asian="variable" style:font-size-asian="10pt" style:font-weight-asian="bold" style:font-name-complex="Calibri1" style:font-family-complex="Calibri" style:font-family-generic-complex="system" style:font-pitch-complex="variable" style:font-size-complex="10pt" style:font-weight-complex="bold" style:text-scale="100%"/>
    </style:style>
    <style:style style:name="ListLabel_20_2" style:display-name="ListLabel 2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 style:text-scale="100%"/>
    </style:style>
    <style:style style:name="ListLabel_20_3" style:display-name="ListLabel 3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style:text-scale="100%"/>
    </style:style>
    <style:style style:name="ListLabel_20_4" style:display-name="ListLabel 4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 style:text-scale="100%"/>
    </style:style>
    <style:style style:name="ListLabel_20_5" style:display-name="ListLabel 5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 style:text-scale="100%"/>
    </style:style>
    <style:style style:name="ListLabel_20_6" style:display-name="ListLabel 6" style:family="text">
      <style:text-properties fo:font-size="11pt" fo:letter-spacing="-0.002cm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 style:font-weight-complex="bold" style:text-scale="100%"/>
    </style:style>
    <style:style style:name="ListLabel_20_7" style:display-name="ListLabel 7" style:family="text">
      <style:text-properties fo:font-size="11pt" fo:letter-spacing="-0.002cm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 style:font-weight-complex="bold" style:text-scale="100%"/>
    </style:style>
    <style:style style:name="ListLabel_20_8" style:display-name="ListLabel 8" style:family="text">
      <style:text-properties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 style:text-scale="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95cm" fo:margin-left="0.497cm"/>
        </style:list-level-properties>
        <style:text-properties style:font-name="Calibri3"/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Calibri3"/>
      </text:list-level-style-bullet>
      <text:list-level-style-bullet text:level="3" text:style-name="ListLabel_20_3" text:bullet-char="o">
        <style:list-level-properties text:list-level-position-and-space-mode="label-alignment">
          <style:list-level-label-alignment text:label-followed-by="listtab" fo:text-indent="-0.635cm" fo:margin-left="2.745cm"/>
        </style:list-level-properties>
        <style:text-properties style:font-name="Courier New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07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738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9.40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2.7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text:bullet-char="●">
        <style:list-level-properties text:list-level-position-and-space-mode="label-alignment">
          <style:list-level-label-alignment text:label-followed-by="listtab" fo:text-indent="-0.295cm" fo:margin-left="0.497cm"/>
        </style:list-level-properties>
        <style:text-properties style:font-name="Calibri3"/>
      </text:list-level-style-bullet>
      <text:list-level-style-bullet text:level="2" text:style-name="ListLabel_20_5" text:bullet-char="-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Calibri3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099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4.71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38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95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9.574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1.194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2.81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" style:num-format="1">
        <style:list-level-properties text:list-level-position-and-space-mode="label-alignment">
          <style:list-level-label-alignment text:label-followed-by="listtab" fo:text-indent="-0.635cm" fo:margin-left="1.475cm"/>
        </style:list-level-properties>
      </text:list-level-style-number>
      <text:list-level-style-number text:level="2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74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4.228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706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7.18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8.6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1.617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3.0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8" text:bullet-char="-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Calibri3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939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4.396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85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7.3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8.7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10.224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3.13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64cm" fo:margin-bottom="0.494cm" fo:margin-left="2.293cm" fo:margin-right="2.64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64cm" fo:margin-bottom="0.494cm" fo:margin-left="2.293cm" fo:margin-right="2.646cm" style:writing-mode="lr-tb" style:layout-grid-color="#c0c0c0" style:layout-grid-lines="268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icrosoft Word - Notice_d_utilisation_de_l_import_v20200514.docx</dc:title>
    <meta:creation-date>2021-03-10T16:20:04</meta:creation-date>
    <dc:date>2021-08-18T17:54:11.274232849</dc:date>
    <meta:editing-duration>PT4M57S</meta:editing-duration>
    <meta:generator>LibreOffice/6.4.7.2$Linux_X86_64 LibreOffice_project/40$Build-2</meta:generator>
    <meta:editing-cycles>3</meta:editing-cycles>
    <dc:creator>Jo Gottfreund</dc:creator>
    <meta:document-statistic meta:table-count="0" meta:image-count="0" meta:object-count="0" meta:page-count="3" meta:paragraph-count="86" meta:word-count="572" meta:character-count="3310" meta:non-whitespace-character-count="2903"/>
    <meta:user-defined meta:name="AppVersion">12.0000</meta:user-defined>
    <meta:user-defined meta:name="Created" meta:value-type="date">2020-05-14T00:00:00</meta:user-defined>
    <meta:user-defined meta:name="Creator">Word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03-1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